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font-family="'Andale Mono'" style:font-pitch="fixed" fo:font-size="24pt" style:font-size-asian="24pt" style:font-size-complex="24pt"/>
    </style:style>
    <style:style style:name="T17" style:family="text">
      <style:text-properties fo:color="#ff3333" fo:font-family="'Andale Mono'" style:font-pitch="fixed" fo:font-size="24pt" style:font-size-asian="24pt" style:font-size-complex="24pt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style:use-window-font-color="true" fo:font-family="'Ubuntu Mono'" style:font-pitch="fixed"/>
    </style:style>
    <style:style style:name="T20" style:family="text">
      <style:text-properties fo:color="#000000" fo:font-family="'Ubuntu Mono'" style:font-pitch="fixed" fo:font-size="28pt" style:font-size-asian="28pt" style:font-size-complex="28pt"/>
    </style:style>
    <style:style style:name="T21" style:family="text">
      <style:text-properties style:use-window-font-color="true" fo:font-family="'Ubuntu Mono'" style:font-pitch="fixed" fo:font-size="28pt" style:font-size-asian="28pt" style:font-size-complex="28pt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4" style:family="text">
      <style:text-properties fo:color="#ff3333" fo:font-family="'Ubuntu Mono'" style:font-pitch="fixed" fo:font-size="24pt" style:font-size-asian="24pt" style:font-size-complex="24pt"/>
    </style:style>
    <style:style style:name="T25" style:family="text">
      <style:text-properties style:use-window-font-color="true" fo:font-family="'Ubuntu Mono'" style:font-pitch="fixed" fo:font-size="24pt" style:font-size-asian="24pt" style:font-size-complex="24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ff3333" fo:font-family="'Andale Mono'" style:font-pitch="fixed" fo:font-size="24pt" style:font-size-asian="24pt" style:font-size-complex="24pt"/>
    </style:style>
    <style:style style:name="T28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sudo pkg install gcc</text:span></text:p>
                  </text:list-item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4">sudo /usr/local/sbin/radiusd -X</text:span></text:p>
                  </text:list-item>
                  <text:list-item>
                    <text:p><text:span text:style-name="T15">…</text:span></text:p>
                  </text:list-item>
                  <text:list-item>
                    <text:p><text:span text:style-name="T15">Refusing to start with libssl version OpenSSL 1.0.1e-freebsd …</text:span></text:p>
                  </text:list-item>
                  <text:list-item>
                    <text:p><text:span text:style-name="T15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4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4">sudo /usr/local/etc/rc.d/radiusd start</text:span></text:p>
                  </text:list-item>
                  <text:list-item>
                    <text:p><text:span text:style-name="T14">sudo /usr/local/etc/rc.d/radiusd status</text:span></text:p>
                  </text:list-item>
                  <text:list-item>
                    <text:p><text:span text:style-name="T15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6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7">sudo /usr/local/etc/rc.d/radiusd stop</text:span></text:p>
                  </text:list-item>
                  <text:list-item>
                    <text:p><text:span text:style-name="T17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5"># pam </text:span>and remove the<text:span text:style-name="T15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8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9">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 Access control.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presentation:style-name="pr14" draw:layer="layout" svg:width="25.199cm" svg:height="15.84cm" svg:x="1.4cm" svg:y="4cm" presentation:class="outline" presentation:user-transformed="tru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Change:<text:span text:style-name="T18"> </text:span><text:span text:style-name="T13">localhost</text:span><text:span text:style-name="T20"> </text:span>to<text:span text:style-name="T20"> </text:span><text:span text:style-name="T12">afnog_net</text:span></text:p>
                  </text:list-item>
                  <text:list-item>
                    <text:p>Change:<text:span text:style-name="T18"> </text:span><text:span text:style-name="T21">ipaddr = </text:span><text:span text:style-name="T18">127.0.0.1 </text:span>to<text:span text:style-name="T18"> 196.200.208.0</text:span></text:p>
                  </text:list-item>
                  <text:list-item>
                    <text:p>Add:<text:span text:style-name="T18"> netmask = 20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21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2"> </text:span><text:span text:style-name="T23">client localhost</text:span></text:p>
                  </text:list-item>
                  <text:list-item>
                    <text:p>Change<text:span text:style-name="T22"> </text:span><text:span text:style-name="T7">secret = testing123</text:span><text:span text:style-name="T22"> </text:span>to<text:span text:style-name="T22"> </text:span><text:span text:style-name="T7">secret = </text:span><text:span text:style-name="T17">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<text:span text:style-name="T13">afnog</text:span>”</text:p>
              </text:list-item>
              <text:list-item>
                <text:p>Restart FreeRADIUS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4">sudo pkg install base64</text:span></text:p>
                  </text:list-item>
                  <text:list-item>
                    <text:p><text:span text:style-name="T24">dd if=/dev/random bs=16 count=1 | base64</text:span></text:p>
                  </text:list-item>
                  <text:list-item>
                    <text:p><text:span text:style-name="T25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</text:list-item>
              <text:list-item>
                <text:p>How do we fix it? Edit <text:span text:style-name="T4">/usr/local/etc/nagios/servers/pcXX.cfg</text:span> again:</text:p>
                <text:list>
                  <text:list-item>
                    <text:p>Find this line:</text:p>
                    <text:list>
                      <text:list-item>
                        <text:p><text:span text:style-name="T13">command_line <text:s text:c="3"/>$USER1$/check_radius_adv -r $HOSTADDRESS$ -u afnog -p afnog -s testing123</text:span></text:p>
                      </text:list-item>
                    </text:list>
                  </text:list-item>
                  <text:list-item>
                    <text:p>Change<text:span text:style-name="T13"> testing123 </text:span>to<text:span text:style-name="T13"> </text:span><text:span text:style-name="T12">afnog</text:span></text:p>
                  </text:list-item>
                  <text:list-item>
                    <text:p>Restart Nagios and check again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.469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17">john <text:s text:c="3"/>Cleartext-Password := "Smith"</text:span></text:p>
                  </text:list-item>
                  <text:list-item>
                    <text:p>Add it <text:span text:style-name="T26">early</text:span> in the file, before the first DEFAULT line</text:p>
                  </text:list-item>
                </text:list>
              </text:list-item>
              <text:list-item>
                <text:p>Restart FreeRADIUS</text:p>
              </text:list-item>
              <text:list-item>
                <text:p>Test using the radtest command:</text:p>
                <text:list>
                  <text:list-item>
                    <text:p><text:span text:style-name="T17">sudo 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2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67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  <text:list-item>
                    <text:p>Edit <text:span text:style-name="T4">/etc/pam.d/sshd</text:span></text:p>
                  </text:list-item>
                  <text:list-item>
                    <text:p>Find the line: <text:span text:style-name="T7">auth required pam_unix.so</text:span></text:p>
                  </text:list-item>
                  <text:list-item>
                    <text:p>Add another line before it:</text:p>
                  </text:list-item>
                  <text:list-item>
                    <text:p><text:span text:style-name="T17">auth sufficient pam_radius.so</text:span></text:p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Try with user <text:span text:style-name="T5">afno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Now try with user <text:span text:style-name="T5">john</text:span> – this will fail, but why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128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7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7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<text:span text:style-name="T16"> </text:span><text:span text:style-name="T27">sudo pw useradd john</text:span></text:p>
                  </text:list-item>
                </text:list>
              </text:list-item>
              <text:list-item>
                <text:p>Now try again with SSH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3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3" draw:layer="layout" svg:width="7.418cm" svg:height="1.725cm" svg:x="-1.269cm" svg:y="1.905cm">
          <draw:text-box>
            <text:p text:style-name="P12"><text:span text:style-name="T28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23:18:33</dc:date>
    <meta:editing-cycles>608</meta:editing-cycles>
    <meta:editing-duration>P10DT15H11M44S</meta:editing-duration>
    <meta:document-statistic meta:object-count="219"/>
    <meta:user-defined meta:name="Info 1"/>
    <meta:user-defined meta:name="Info 2"/>
    <meta:user-defined meta:name="Info 3"/>
    <meta:user-defined meta:name="Info 4"/>
  </office:meta>
</office:document-meta>
</file>